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99b8a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99b8a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VII</text:span><text:span text:style-name="T5">I</text:span></text:p>
      <text:p text:style-name="P2"><text:span text:style-name="T6">На следующий день Алехин снова не появляется в университете. Встав, он убирал беспорядок в бильярдной, после собирал стекло в кабинете и с больной головой, сел за ноутбук, продолжая работу по бизнесу. Взяв телефон, Павел увидел пропущенные от Даши. «Я труп», – промелькнула в его голове мысль. Недолго думая, он позвонил ей, но ответа не последовало. Павел позвонил ей еще несколько раз, но так и не получив ответа, уткнулся в ноутбук. Даша тем временем проводила пару в университете. По окончании занятия, она достала телефон и увидела пропущенные от Павла. «Ой, смотрите, кто объявился», – подумала она. Еще немного подумав, она позвонила ему. Ответ последовал <text:s/>после пары протяжных гудков.</text:span></text:p>
      <text:p text:style-name="P2"><text:span text:style-name="T6">–Да, Даша, привет.</text:span></text:p>
      <text:p text:style-name="P2"><text:span text:style-name="T6">–Ну привет, – сухо ответила девушка.</text:span></text:p>
      <text:p text:style-name="P2"><text:span text:style-name="T6">–Да, я виноват перед тобой. Я не ответил на кучу твоих звонков и уже второй день не появляюсь на учебе. </text:span></text:p>
      <text:p text:style-name="P2"><text:span text:style-name="T6">–Виноват – мягко сказано! Где тебя носит вообще?! </text:span></text:p>
      <text:p text:style-name="P2"><text:span text:style-name="T6">–У меня много проблем. Не могу сейчас всего рассказать и объяснить. Я должен буду уехать на неделю. </text:span></text:p>
      <text:p text:style-name="P2"><text:span text:style-name="T6">–И куда же ты собрался, позволь узнать?! </text:span></text:p>
      <text:p text:style-name="P2"><text:span text:style-name="T6">–Мне нужно в Таиланд. По бизнесу большие проблемы.</text:span></text:p>
      <text:p text:style-name="P2"><text:span text:style-name="T6">–Ах вот значит как. Ну и лети в свой Таиланд! </text:span></text:p>
      <text:p text:style-name="P2"><text:span text:style-name="T6">–Даша, постой, давай поговорим.</text:span></text:p>
      <text:p text:style-name="P2"><text:span text:style-name="T6">–Мне не о чем разговаривать с тобой Алехин! Мало того исчез, даже не предупредив, так еще и напился! </text:span></text:p>
      <text:p text:style-name="P2"><text:span text:style-name="T6">–С чего ты это взяла?</text:span></text:p>
      <text:p text:style-name="P2"><text:soft-page-break/><text:span text:style-name="T6">–А то я не слышу по голосу. Все! Я не хочу разговаривать <text:s/>с вами, Павел Даниилович! – резко сказала девушка, бросая трубку и медленно садясь за свой стол. </text:span></text:p>
      <text:p text:style-name="P2"><text:span text:style-name="T6">«Ну вот. Как я и думал» – произнес Павел, тяжело вздохнув и покачав головой. Встав и походив по кабинету, он упал в кресло и, задумавшись, погрузился в неглубокий сон. Проснулся Павел от звонка в дверь. Резко открыв глаза, Алехин спустился на первый этаж и открыл дверь. </text:span></text:p>
      <text:p text:style-name="P2"><text:span text:style-name="T6">–И что это мы так долго не открываем?! – возмущенно сказала стоящая на пороге Даша. </text:span></text:p>
      <text:p text:style-name="P2"><text:span text:style-name="T6">–Даша? Ты? Проходи, – удивленно и немного с волнением в голосе сказал Павел.</text:span></text:p>
      <text:p text:style-name="P2"><text:span text:style-name="T6">–А я что как-то по-другому выглядеть стала? </text:span></text:p>
      <text:p text:style-name="P2"><text:span text:style-name="T6">–Нет, все хорошо. </text:span></text:p>
      <text:p text:style-name="P2"><text:span text:style-name="T6">–Я приехала поговорить о твоем возмутительном поведении!</text:span></text:p>
      <text:p text:style-name="P2"><text:span text:style-name="T6">–Даш, я все объясню</text:span></text:p>
      <text:p text:style-name="P2"><text:span text:style-name="T6">–Молчи, Алехин. Сейчас я говорю! – строго сказала девушка, снимая пальто.</text:span></text:p>
      <text:p text:style-name="P2"><text:span text:style-name="T6">Следующие пару часов прошли за долгими и серьезными разговорами в кабинете Павла. </text:span></text:p>
      <text:p text:style-name="P2"><text:span text:style-name="T6">–Чтоб еще раз ты так повел себя! Ни за что не прощу! Раз ты выбрал отношения со мной, то будь добр, когда у тебя проблемы не напиваться и здоровье губить, а позвонить или приехать и поговорить! </text:span></text:p>
      <text:p text:style-name="P2"><text:span text:style-name="T6">–Да, я понял тебя, – виновато пробормотал Алехин.</text:span></text:p>
      <text:p text:style-name="P2"><text:soft-page-break/><text:span text:style-name="T6">–Значит так. В Таиланд я лечу с тобой. Я на тебя все еще обижена, но лечу с тобой. Во-первых, за тобой глаз да глаза нужен. А во-вторых, ты почему меня вообще не позвал? </text:span></text:p>
      <text:p text:style-name="P2"><text:span text:style-name="T6">–Я думал, что ты откажешься из-за того, что ты преподаватель и у тебя нет времени.</text:span></text:p>
      <text:p text:style-name="P2"><text:span text:style-name="T6">–Я? Откажусь от недели в Таиланде? Ты шутишь что ли? Какой же ты <text:s/>все-таки дурак, Алехин! </text:span></text:p>
      <text:p text:style-name="P2"><text:span text:style-name="T6">–Тогда сегодня собирайся. С меня все документы. Самолет завтра в 18:15. Я заеду за тобой.</text:span></text:p>
      <text:p text:style-name="P2"><text:span text:style-name="T6">–Окей, я поняла тебя. Все. Я поехала, а ты подумай еще над своим поведением! И чтоб на занятиях завтра был! – сказала девушка, дала Павлу подзатыльник и резко вышла из кабинета, после чего спустилась вниз и, одевшись, уехала. А Павел так и остался сидеть в кабинете, погруженный в глубокие раздумья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24:18.933000000</meta:creation-date>
    <dc:date>2022-05-15T19:24:43.899000000</dc:date>
    <meta:editing-duration>PT25S</meta:editing-duration>
    <meta:editing-cycles>1</meta:editing-cycles>
    <meta:document-statistic meta:table-count="0" meta:image-count="0" meta:object-count="0" meta:page-count="3" meta:paragraph-count="30" meta:word-count="522" meta:character-count="3147" meta:non-whitespace-character-count="2625"/>
    <meta:generator>LibreOffice/7.2.2.2$Windows_X86_64 LibreOffice_project/02b2acce88a210515b4a5bb2e46cbfb63fe97d56</meta:generator>
  </office:meta>
</office:document-meta>
</file>